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2">
          <table:table-cell table:style-name="Default"/>
          <table:table-cell office:value-type="string">
            <text:p>Bill of Materials – humanoid v 1.0.2</text:p>
          </table:table-cell>
          <table:table-cell table:number-columns-repeated="4"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Xu4Q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  <table:table-cell table:formula="of:=[.D4]*[.E4]" office:value-type="float" office:value="64.5">
            <text:p>64.5</text:p>
          </table:table-cell>
        </table:table-row>
        <table:table-row table:style-name="ro5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5]*[.E5]" office:value-type="float" office:value="6">
            <text:p>6</text:p>
          </table:table-cell>
        </table:table-row>
        <table:table-row table:style-name="ro5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6]*[.E6]" office:value-type="float" office:value="3.8">
            <text:p>3.8</text:p>
          </table:table-cell>
        </table:table-row>
        <table:table-row table:style-name="ro5">
          <table:table-cell office:value-type="string">
            <text:p>USB 3 4-port hub</text:p>
          </table:table-cell>
          <table:table-cell office:value-type="string">
            <text:p>AmazonBasics 4-port hub with power adapter</text:p>
          </table:table-cell>
          <table:table-cell office:value-type="string">
            <text:p>Amazon</text:p>
          </table:table-cell>
          <table:table-cell office:value-type="float" office:value="1">
            <text:p>1</text:p>
          </table:table-cell>
          <table:table-cell office:value-type="float" office:value="16.99">
            <text:p>16.99</text:p>
          </table:table-cell>
          <table:table-cell table:formula="of:=[.D7]*[.E7]" office:value-type="float" office:value="16.99">
            <text:p>16.99</text:p>
          </table:table-cell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NextWarehouse</text:p>
          </table:table-cell>
          <table:table-cell office:value-type="float" office:value="4">
            <text:p>4</text:p>
          </table:table-cell>
          <table:table-cell office:value-type="float" office:value="276.76">
            <text:p>276.76</text:p>
          </table:table-cell>
          <table:table-cell table:formula="of:=[.D8]*[.E8]" office:value-type="float" office:value="1107.04">
            <text:p>1107.04</text:p>
          </table:table-cell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NextWarehouse</text:p>
          </table:table-cell>
          <table:table-cell office:value-type="float" office:value="1">
            <text:p>1</text:p>
          </table:table-cell>
          <table:table-cell office:value-type="float" office:value="215.92">
            <text:p>215.92</text:p>
          </table:table-cell>
          <table:table-cell table:formula="of:=[.D9]*[.E9]" office:value-type="float" office:value="215.92">
            <text:p>215.92</text:p>
          </table:table-cell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0]*[.E10]" office:value-type="float" office:value="3598.5">
            <text:p>3598.5</text:p>
          </table:table-cell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1]*[.E11]" office:value-type="float" office:value="89.8">
            <text:p>89.8</text:p>
          </table:table-cell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9">
            <text:p>19</text:p>
          </table:table-cell>
          <table:table-cell office:value-type="float" office:value="8.9">
            <text:p>8.9</text:p>
          </table:table-cell>
          <table:table-cell table:formula="of:=[.D12]*[.E12]" office:value-type="float" office:value="169.1">
            <text:p>169.1</text:p>
          </table:table-cell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3]*[.E13]" office:value-type="float" office:value="169.2">
            <text:p>169.2</text:p>
          </table:table-cell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0.9">
            <text:p>10.9</text:p>
          </table:table-cell>
          <table:table-cell table:formula="of:=[.D14]*[.E14]" office:value-type="float" office:value="43.6">
            <text:p>43.6</text:p>
          </table:table-cell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5]*[.E15]" office:value-type="float" office:value="61.6">
            <text:p>61.6</text:p>
          </table:table-cell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6]*[.E16]" office:value-type="float" office:value="13.9">
            <text:p>13.9</text:p>
          </table:table-cell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7]*[.E17]" office:value-type="float" office:value="13.9">
            <text:p>13.9</text:p>
          </table:table-cell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8]*[.E18]" office:value-type="float" office:value="13.9">
            <text:p>13.9</text:p>
          </table:table-cell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9]*[.E19]" office:value-type="float" office:value="13.9">
            <text:p>13.9</text:p>
          </table:table-cell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0]*[.E20]" office:value-type="float" office:value="23.4">
            <text:p>23.4</text:p>
          </table:table-cell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1]*[.E21]" office:value-type="float" office:value="3.9">
            <text:p>3.9</text:p>
          </table:table-cell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2]*[.E22]" office:value-type="float" office:value="3.4">
            <text:p>3.4</text:p>
          </table:table-cell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table:formula="of:=[.D23]*[.E23]" office:value-type="float" office:value="17.7">
            <text:p>17.7</text:p>
          </table:table-cell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4]*[.E24]" office:value-type="float" office:value="29.9">
            <text:p>29.9</text:p>
          </table:table-cell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5]*[.E25]" office:value-type="float" office:value="8.7">
            <text:p>8.7</text:p>
          </table:table-cell>
        </table:table-row>
        <table:table-row table:style-name="ro3">
          <table:table-cell office:value-type="string">
            <text:p>3 Pin Cable 60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26]*[.E26]" office:value-type="float" office:value="10.9">
            <text:p>10.9</text:p>
          </table:table-cell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27]*[.E27]" office:value-type="float" office:value="11.9">
            <text:p>11.9</text:p>
          </table:table-cell>
        </table:table-row>
        <table:table-row table:style-name="ro3">
          <table:table-cell office:value-type="string">
            <text:p>3 Pin Cable 14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28]*[.E28]" office:value-type="float" office:value="12.9">
            <text:p>12.9</text:p>
          </table:table-cell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9]*[.E29]" office:value-type="float" office:value="13.9">
            <text:p>13.9</text:p>
          </table:table-cell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1]*[.E31]" office:value-type="float" office:value="14.9">
            <text:p>14.9</text:p>
          </table:table-cell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2]*[.E32]" office:value-type="float" office:value="7.9">
            <text:p>7.9</text:p>
          </table:table-cell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3]*[.E33]" office:value-type="float" office:value="26.48">
            <text:p>26.48</text:p>
          </table:table-cell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4]*[.E34]" office:value-type="float" office:value="0">
            <text:p>0</text:p>
          </table:table-cell>
        </table:table-row>
        <table:table-row table:style-name="ro2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</table:table-row>
        <table:table-row table:style-name="ro2">
          <table:table-cell table:style-name="Default" office:value-type="string">
            <text:p>IMU – 3 axis accelerometer, gyros</text:p>
          </table:table-cell>
          <table:table-cell office:value-type="string">
            <text:p>MPU 605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office:value-type="float" office:value="29.95">
            <text:p>29.95</text:p>
          </table:table-cell>
          <table:table-cell table:formula="of:=[.D36]*[.E36]" office:value-type="float" office:value="29.95">
            <text:p>29.95</text:p>
          </table:table-cell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37]*[.E37]" office:value-type="float" office:value="8.95">
            <text:p>8.95</text:p>
          </table:table-cell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37])" office:value-type="float" office:value="5826.43">
            <text:p>5826.43</text:p>
          </table:table-cell>
        </table:table-row>
        <table:table-row table:style-name="ro5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</table:table-row>
        <table:table-row table:style-name="ro2">
          <table:table-cell table:style-name="ce3" office:value-type="string">
            <text:p>Amazon</text:p>
          </table:table-cell>
          <table:table-cell table:style-name="ce3" office:value-type="string">
            <text:p>https://www.amazon.com/</text:p>
          </table:table-cell>
          <table:table-cell table:number-columns-repeated="4"/>
        </table:table-row>
        <table:table-row table:style-name="ro5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NextWarehouse</text:p>
          </table:table-cell>
          <table:table-cell office:value-type="string">
            <text:p>http://www.nextwarehouse.com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8/10/2018</text:date>, <text:time>10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08-10T10:44:46</dc:date>
    <dc:creator>Chuck Coughlin</dc:creator>
    <meta:editing-duration>PT6H21M25S</meta:editing-duration>
    <meta:editing-cycles>4</meta:editing-cycles>
    <meta:generator>OpenOffice/4.1.3$Unix OpenOffice.org_project/413m1$Build-9783</meta:generator>
    <meta:document-statistic meta:table-count="3" meta:cell-count="223" meta:object-count="0"/>
  </office:meta>
</office:document-meta>
</file>